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81cm"/>
    </style:style>
    <style:style style:name="co3" style:family="table-column">
      <style:table-column-properties fo:break-before="auto" style:column-width="9.409cm"/>
    </style:style>
    <style:style style:name="co4" style:family="table-column">
      <style:table-column-properties fo:break-before="auto" style:column-width="2.944cm"/>
    </style:style>
    <style:style style:name="co5" style:family="table-column">
      <style:table-column-properties fo:break-before="auto" style:column-width="3.163cm"/>
    </style:style>
    <style:style style:name="co6" style:family="table-column">
      <style:table-column-properties fo:break-before="auto" style:column-width="3.1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style:font-name="DejaVu Sans"/>
    </style:style>
    <style:style style:name="ce18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style:font-name="DejaVu Sans"/>
    </style:style>
    <style:style style:name="ce5" style:family="table-cell" style:parent-style-name="Default">
      <style:table-cell-properties fo:background-color="#afd095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8f2a1" style:text-align-source="fix" style:repeat-content="false" style:vertical-align="top"/>
      <style:paragraph-properties fo:text-align="center" fo:margin-left="0cm"/>
      <style:text-properties style:font-name="DejaVu Sans"/>
    </style:style>
    <style:style style:name="ce25" style:family="table-cell" style:parent-style-name="Default">
      <style:table-cell-properties fo:background-color="#e8f2a1" style:text-align-source="fix" style:repeat-content="false" style:vertical-align="top"/>
      <style:paragraph-properties fo:text-align="center"/>
      <style:text-properties style:font-name="DejaVu Sans"/>
    </style:style>
    <style:style style:name="ce24" style:family="table-cell" style:parent-style-name="Default">
      <style:table-cell-properties fo:background-color="#e8f2a1" style:vertical-align="top"/>
      <style:text-properties style:font-name="DejaVu Sans"/>
    </style:style>
    <style:style style:name="ce38" style:family="table-cell" style:parent-style-name="Default">
      <style:table-cell-properties fo:background-color="#e8f2a1"/>
      <style:text-properties style:use-window-font-color="true"/>
    </style:style>
    <style:style style:name="ce29" style:family="table-cell" style:parent-style-name="Default">
      <style:table-cell-properties fo:background-color="#afd095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afd095"/>
      <style:text-properties style:font-name="DejaVu Sans"/>
    </style:style>
    <style:style style:name="ce32" style:family="table-cell" style:parent-style-name="Default">
      <style:table-cell-properties fo:background-color="#5983b0" style:text-align-source="fix" style:repeat-content="false" style:vertical-align="middle"/>
      <style:paragraph-properties fo:text-align="center"/>
      <style:text-properties style:font-name="DejaVu Sans" fo:font-weight="bold" style:font-weight-asian="bold" style:font-weight-complex="bold"/>
    </style:style>
    <style:style style:name="ce42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DejaVu Sans"/>
    </style:style>
    <style:style style:name="ce35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DejaVu Sans"/>
    </style:style>
    <style:style style:name="ce7" style:family="table-cell" style:parent-style-name="Default">
      <style:text-properties style:font-name="DejaVu Sans"/>
    </style:style>
    <style:style style:name="ce37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ext-properties style:font-name="DejaVu Sans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DejaVu Sans"/>
    </style:style>
    <style:style style:name="ce16" style:family="table-cell" style:parent-style-name="Default">
      <style:table-cell-properties fo:background-color="#afd095"/>
    </style:style>
    <style:style style:name="ce53" style:family="table-cell" style:parent-style-name="Default">
      <style:table-cell-properties fo:background-color="#729fcf"/>
      <style:text-properties style:font-name="DejaVu Sans"/>
    </style:style>
    <style:style style:name="ce56" style:family="table-cell" style:parent-style-name="Default">
      <style:table-cell-properties fo:background-color="#729fcf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ejaVu Sans"/>
    </style:style>
    <style:style style:name="ce11" style:family="table-cell" style:parent-style-name="Default" style:data-style-name="N100">
      <style:table-cell-properties fo:background-color="#afd095" style:text-align-source="fix" style:repeat-content="false" style:vertical-align="middle"/>
      <style:paragraph-properties fo:text-align="center" fo:margin-left="0cm"/>
      <style:text-properties style:font-name="DejaVu Sans"/>
    </style:style>
    <style:style style:name="ce12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cm"/>
      <style:text-properties style:font-name="DejaVu Sans"/>
    </style:style>
    <style:style style:name="ce13" style:family="table-cell" style:parent-style-name="Default" style:data-style-name="N100">
      <style:text-properties style:text-outline="false" style:text-line-through-style="none" style:text-line-through-type="none" style:font-name="DejaVu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DejaVu Sans"/>
    </style:style>
    <style:style style:name="ce15" style:family="table-cell" style:parent-style-name="Default" style:data-style-name="N100">
      <style:table-cell-properties fo:background-color="#afd095"/>
      <style:text-properties style:font-name="DejaVu Sans"/>
    </style:style>
    <style:style style:name="ce63" style:family="table-cell" style:parent-style-name="Default" style:data-style-name="N100">
      <style:table-cell-properties fo:background-color="#729fcf"/>
      <style:text-properties style:font-name="DejaVu Sans"/>
    </style:style>
    <style:style style:name="ce65" style:family="table-cell" style:parent-style-name="Default" style:data-style-name="N10123">
      <style:text-properties style:font-name="DejaVu Sans"/>
    </style:style>
    <style:style style:name="ce69" style:family="table-cell" style:parent-style-name="Default" style:data-style-name="N10123">
      <style:table-cell-properties fo:background-color="#afd095" style:text-align-source="fix" style:repeat-content="false"/>
      <style:paragraph-properties fo:text-align="center" fo:margin-left="0cm"/>
      <style:text-properties style:font-name="DejaVu Sans"/>
    </style:style>
    <style:style style:name="ce17" style:family="table-cell" style:parent-style-name="Default" style:data-style-name="N0">
      <style:text-properties style:font-name="DejaVu Sans"/>
    </style:style>
    <style:style style:name="ce67" style:family="table-cell" style:parent-style-name="Default">
      <style:table-cell-properties fo:background-color="#dee6ef"/>
      <style:text-properties style:font-name="DejaVu Sans"/>
    </style:style>
    <style:style style:name="ce68" style:family="table-cell" style:parent-style-name="Default">
      <style:table-cell-properties fo:background-color="#dee6ef"/>
    </style:style>
    <style:style style:name="ce73" style:family="table-cell" style:parent-style-name="Default" style:data-style-name="N10123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123">
      <style:table-cell-properties style:text-align-source="fix" style:repeat-content="false"/>
      <style:paragraph-properties fo:text-align="end" fo:margin-left="0cm"/>
      <style:text-properties style:font-name="DejaVu Sans"/>
    </style:style>
    <style:style style:name="ce22" style:family="table-cell" style:parent-style-name="Default" style:data-style-name="N10123">
      <style:table-cell-properties style:text-align-source="fix" style:repeat-content="false"/>
      <style:paragraph-properties fo:text-align="end" fo:margin-left="0cm"/>
      <style:text-properties style:font-name="DejaVu Sans" style:font-name-asian="DejaVu Sans1" style:font-name-complex="DejaVu Sans1"/>
    </style:style>
    <style:style style:name="ce23" style:family="table-cell" style:parent-style-name="Default" style:data-style-name="N10123"/>
    <style:style style:name="ce59" style:family="table-cell" style:parent-style-name="Default">
      <style:table-cell-properties fo:background-color="#afd095" style:text-align-source="fix" style:repeat-content="false"/>
      <style:paragraph-properties fo:text-align="end" fo:margin-left="0cm"/>
    </style:style>
    <style:style style:name="ce27" style:family="table-cell" style:parent-style-name="Default" style:data-style-name="N10123">
      <style:table-cell-properties fo:background-color="#afd095"/>
      <style:text-properties style:font-name="DejaVu Sans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 style:data-style-name="N10123">
      <style:table-cell-properties fo:background-color="#729fcf" style:text-align-source="fix" style:repeat-content="false"/>
      <style:paragraph-properties fo:text-align="end" fo:margin-left="0cm"/>
      <style:text-properties style:font-name="DejaVu Sans"/>
    </style:style>
    <style:style style:name="ce77" style:family="table-cell" style:parent-style-name="Default" style:data-style-name="N10123">
      <style:table-cell-properties fo:background-color="#dee6ef" style:text-align-source="fix" style:repeat-content="false"/>
      <style:paragraph-properties fo:text-align="end" fo:margin-left="0cm"/>
      <style:text-properties style:font-name="DejaVu Sans"/>
    </style:style>
    <style:style style:name="ce50" style:family="table-cell" style:parent-style-name="Default" style:data-style-name="N10123">
      <style:table-cell-properties fo:background-color="#dee7e5"/>
      <style:text-properties style:font-name="DejaVu Sans"/>
    </style:style>
    <style:style style:name="ce51" style:family="table-cell" style:parent-style-name="Default" style:data-style-name="N10123">
      <style:table-cell-properties fo:background-color="#dee7e5"/>
    </style:style>
    <style:style style:name="ce87" style:family="table-cell" style:parent-style-name="Default" style:data-style-name="N10123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style:font-name="DejaVu Sans"/>
    </style:style>
    <style:style style:name="ce88" style:family="table-cell" style:parent-style-name="Default">
      <style:table-cell-properties fo:background-color="#afd095" style:text-align-source="fix" style:repeat-content="false" fo:wrap-option="no-wrap" style:vertical-align="middle"/>
      <style:paragraph-properties fo:text-align="center" fo:margin-left="0cm"/>
      <style:text-properties style:font-name="DejaVu Sans"/>
    </style:style>
    <style:style style:name="ce89" style:family="table-cell" style:parent-style-name="Default">
      <style:table-cell-properties fo:background-color="#afd095" style:text-align-source="fix" style:repeat-content="false" fo:wrap-option="wrap"/>
      <style:paragraph-properties fo:text-align="center" fo:margin-left="0cm"/>
    </style:style>
    <style:style style:name="ce81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28" style:family="table-cell" style:parent-style-name="Default" style:data-style-name="N116">
      <style:table-cell-properties style:text-align-source="fix" style:repeat-content="false"/>
      <style:paragraph-properties fo:text-align="start" fo:margin-left="0cm"/>
      <style:text-properties style:font-name="DejaVu Sans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6cm" svg:height="9.005cm" svg:x="33.908cm" svg:y="0.85cm">
            <draw:object draw:notify-on-update-of-ranges="Sheet1.H3:Sheet1.J3 Sheet1.B5:Sheet1.B5 Sheet1.H5:Sheet1.J5 Sheet1.B6:Sheet1.B6 Sheet1.H6:Sheet1.J6 Sheet1.B7:Sheet1.B7 Sheet1.H7:Sheet1.J7 Sheet1.B8:Sheet1.B8 Sheet1.H8:Sheet1.J8 Sheet1.B9:Sheet1.B9 Sheet1.H9:Sheet1.J9 Sheet1.B10:Sheet1.B10 Sheet1.H10:Sheet1.J10 Sheet1.B11:Sheet1.B11 Sheet1.H11:Sheet1.J11 Sheet1.B12:Sheet1.B12 Sheet1.H12:Sheet1.J12 Sheet1.B13:Sheet1.B13 Sheet1.H13:Sheet1.J13 Sheet1.B14:Sheet1.B14 Sheet1.H14:Sheet1.J14 Sheet1.B15:Sheet1.B15 Sheet1.H15:Sheet1.J15 Sheet1.B16:Sheet1.B16 Sheet1.H16:Sheet1.J16 Sheet1.B17:Sheet1.B17 Sheet1.H17:Sheet1.J17 Sheet1.B18:Sheet1.B18 Sheet1.H18:Sheet1.J18 Sheet1.B19:Sheet1.B19 Sheet1.H19:Sheet1.J19 Sheet1.B20:Sheet1.B20 Sheet1.H20:Sheet1.J20 Sheet1.B21:Sheet1.B21 Sheet1.H21:Sheet1.J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1" table:default-cell-style-name="ce7"/>
        <table:table-column table:style-name="co1" table:default-cell-style-name="ce8"/>
        <table:table-column table:style-name="co1" table:default-cell-style-name="ce7"/>
        <table:table-column table:style-name="co1" table:default-cell-style-name="ce21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" table:default-cell-style-name="ce7"/>
        <table:table-column table:style-name="co1" table:number-columns-repeated="16364"/>
        <table:table-row table:style-name="ro1">
          <table:table-cell table:style-name="ce1" office:value-type="string" calcext:value-type="string" table:number-columns-spanned="10" table:number-rows-spanned="1">
            <text:p>Production costs</text:p>
          </table:table-cell>
          <table:covered-table-cell table:number-columns-repeated="9" table:style-name="Default"/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4" office:value-type="string" calcext:value-type="string" table:number-columns-spanned="1" table:number-rows-spanned="2">
            <text:p>Category</text:p>
          </table:table-cell>
          <table:table-cell table:style-name="ce4" office:value-type="string" calcext:value-type="string" table:number-columns-spanned="1" table:number-rows-spanned="2">
            <text:p>Item</text:p>
          </table:table-cell>
          <table:table-cell table:style-name="ce4" office:value-type="string" calcext:value-type="string" table:number-columns-spanned="1" table:number-rows-spanned="2">
            <text:p>Description</text:p>
          </table:table-cell>
          <table:table-cell table:style-name="ce4" office:value-type="string" calcext:value-type="string" table:number-columns-spanned="1" table:number-rows-spanned="2">
            <text:p>Qtt per unit</text:p>
          </table:table-cell>
          <table:table-cell table:style-name="ce11" office:value-type="string" calcext:value-type="string" table:number-columns-spanned="1" table:number-rows-spanned="2">
            <text:p>Link</text:p>
          </table:table-cell>
          <table:table-cell table:style-name="ce69" table:number-columns-repeated="2"/>
          <table:table-cell table:style-name="ce4" office:value-type="string" calcext:value-type="string">
            <text:p>Cost</text:p>
          </table:table-cell>
          <table:table-cell table:style-name="ce69"/>
          <table:table-cell table:style-name="ce87" office:value-type="string" calcext:value-type="string" table:number-columns-spanned="1" table:number-rows-spanned="3">
            <text:p>Min price min qtt (not really relevant)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covered-table-cell table:number-columns-repeated="4" table:style-name="ce18"/>
          <table:covered-table-cell table:style-name="ce12"/>
          <table:table-cell table:style-name="ce18" office:value-type="string" calcext:value-type="string">
            <text:p>Min Qtt</text:p>
          </table:table-cell>
          <table:table-cell table:style-name="ce69" office:value-type="string" calcext:value-type="string">
            <text:p>Price for qtt</text:p>
          </table:table-cell>
          <table:table-cell table:style-name="ce18" office:value-type="string" calcext:value-type="string">
            <text:p>Price/Qtt</text:p>
          </table:table-cell>
          <table:table-cell table:style-name="ce18" table:formula="of:=&quot;Cost/unit if &quot;&amp;[.I4]&amp;&quot;built&quot;" office:value-type="string" office:string-value="Cost/unit if 2built" calcext:value-type="string">
            <text:p>Cost/unit if 2built</text:p>
          </table:table-cell>
          <table:covered-table-cell table:style-name="ce88"/>
          <table:table-cell table:style-name="Default" table:number-columns-repeated="10"/>
          <table:table-cell table:style-name="ce7" table:number-columns-repeated="16364"/>
        </table:table-row>
        <table:table-row table:style-name="ro1">
          <table:table-cell table:style-name="ce5" office:value-type="string" calcext:value-type="string">
            <text:p>To buy</text:p>
          </table:table-cell>
          <table:table-cell table:style-name="ce37" table:number-columns-repeated="7"/>
          <table:table-cell office:value-type="float" office:value="2" calcext:value-type="float">
            <text:p>2</text:p>
          </table:table-cell>
          <table:covered-table-cell table:style-name="ce89"/>
          <table:table-cell table:style-name="Default" table:number-columns-repeated="10"/>
          <table:table-cell table:style-name="ce7" table:number-columns-repeated="16364"/>
        </table:table-row>
        <table:table-row table:style-name="ro1">
          <table:table-cell table:style-name="ce3" office:value-type="string" calcext:value-type="string">
            <text:p>Sticks</text:p>
          </table:table-cell>
          <table:table-cell office:value-type="string" calcext:value-type="string">
            <text:p>New 3DS XL Sticks</text:p>
          </table:table-cell>
          <table:table-cell office:value-type="string" calcext:value-type="string">
            <text:p>Nintendo new 3DS XL joysti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: <text:a xlink:href="https://www.alibaba.com/product-detail/Analog-Joystick-for-New-3DS-XL_1600274819879.html" xlink:type="simple">https://www.alibaba.com/product-detail/Analog-Joystick-for-New-3DS-XL_1600274819879.html</text:a> ; <text:a xlink:href="https://fr.aliexpress.com/item/1005006359586643.html" xlink:type="simple">https://fr.aliexpress.com/item/1005006359586643.html</text:a> + <text:a xlink:href="https://www.alibaba.com/product-detail/Thumb-Stick-for-3DS-3DS-XL_1601603454755.html?spm=a2700.prosearch.normal_offer.d_image.439067af8KJ20J&amp;priceId=0518491792cb4dbdbbd4ce53df52cdd5" xlink:type="simple">https://www.alibaba.com/product-detail/Thumb-Stick-for-3DS-3DS-XL_1601603454755.html?spm=a2700.prosearch.normal_offer.d_image.439067af8KJ20J&amp;priceId=0518491792cb4dbdbbd4ce53df52cdd5</text:a> </text:p>
          </table:table-cell>
          <table:table-cell table:style-name="ce17" office:value-type="float" office:value="4" calcext:value-type="float">
            <text:p>4</text:p>
          </table:table-cell>
          <table:table-cell table:style-name="ce73" table:formula="of:=5.56+4.53+1.52+4" office:value-type="currency" office:currency="EUR" office:value="15.61" calcext:value-type="currency">
            <text:p>€15,61</text:p>
          </table:table-cell>
          <table:table-cell table:style-name="ce50" table:formula="of:=IFERROR([.G5]/[.F5];0)*[.D5]" office:value-type="currency" office:currency="EUR" office:value="7.805" calcext:value-type="currency">
            <text:p>€7,81</text:p>
          </table:table-cell>
          <table:table-cell table:style-name="ce51" table:formula="of:=ROUNDUP(IFERROR([.$D5]*[.$I$4]/[.$F5];0))*[.G5]/[.$I$4]" office:value-type="currency" office:currency="EUR" office:value="7.805" calcext:value-type="currency">
            <text:p>€7,81</text:p>
          </table:table-cell>
          <table:table-cell table:style-name="ce51" table:formula="of:=ROUNDUP(IFERROR([.D5]/[.F5];0))*[.G5]" office:value-type="currency" office:currency="EUR" office:value="15.61" calcext:value-type="currency">
            <text:p>€15,61</text:p>
          </table:table-cell>
          <table:table-cell table:style-name="Default"/>
          <table:table-cell table:style-name="ce28"/>
          <table:table-cell table:style-name="Default"/>
          <table:table-cell table:number-columns-repeated="7"/>
          <table:table-cell table:style-name="ce7" table:number-columns-repeated="16364"/>
        </table:table-row>
        <table:table-row table:style-name="ro1">
          <table:table-cell table:style-name="ce25" office:value-type="string" calcext:value-type="string" table:number-columns-spanned="1" table:number-rows-spanned="3">
            <text:p>Screws</text:p>
          </table:table-cell>
          <table:table-cell table:style-name="ce30" office:value-type="string" calcext:value-type="string">
            <text:p>M1.4</text:p>
          </table:table-cell>
          <table:table-cell office:value-type="string" calcext:value-type="string">
            <text:p>Nintendo 3DS joystick screws (8mm Long x 1.5mm x 2.5mm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fr.aliexpress.com/item/1005002364189187.html" xlink:type="simple">https://fr.aliexpress.com/item/1005002364189187.html</text:a> 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1.23" calcext:value-type="currency">
            <text:p>€1,23</text:p>
          </table:table-cell>
          <table:table-cell table:style-name="ce50" table:formula="of:=IFERROR([.G6]/[.F6];0)*[.D6]" office:value-type="currency" office:currency="EUR" office:value="0.0984" calcext:value-type="currency">
            <text:p>€0,10</text:p>
          </table:table-cell>
          <table:table-cell table:style-name="ce51" table:formula="of:=ROUNDUP(IFERROR([.$D6]*[.$I$4]/[.$F6];0))*[.G6]/[.$I$4]" office:value-type="currency" office:currency="EUR" office:value="0.615" calcext:value-type="currency">
            <text:p>€0,62</text:p>
          </table:table-cell>
          <table:table-cell table:style-name="ce51" table:formula="of:=ROUNDUP(IFERROR([.D6]/[.F6];0))*[.G6]" office:value-type="currency" office:currency="EUR" office:value="1.23" calcext:value-type="currency">
            <text:p>€1,23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covered-table-cell table:style-name="ce24"/>
          <table:table-cell office:value-type="string" calcext:value-type="string">
            <text:p>M2</text:p>
          </table:table-cell>
          <table:table-cell office:value-type="string" calcext:value-type="string">
            <text:p>4mm countersunk screws (for closing the back panel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fr.aliexpress.com/item/1005008709978631.html" xlink:type="simple">https://fr.aliexpress.com/item/1005008709978631.html</text:a> 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1.13" calcext:value-type="currency">
            <text:p>€1,13</text:p>
          </table:table-cell>
          <table:table-cell table:style-name="ce50" table:formula="of:=IFERROR([.G7]/[.F7];0)*[.D7]" office:value-type="currency" office:currency="EUR" office:value="0.2034" calcext:value-type="currency">
            <text:p>€0,20</text:p>
          </table:table-cell>
          <table:table-cell table:style-name="ce51" table:formula="of:=ROUNDUP(IFERROR([.$D7]*[.$I$4]/[.$F7];0))*[.G7]/[.$I$4]" office:value-type="currency" office:currency="EUR" office:value="0.565" calcext:value-type="currency">
            <text:p>€0,57</text:p>
          </table:table-cell>
          <table:table-cell table:style-name="ce51" table:formula="of:=ROUNDUP(IFERROR([.D7]/[.F7];0))*[.G7]" office:value-type="currency" office:currency="EUR" office:value="1.13" calcext:value-type="currency">
            <text:p>€1,13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covered-table-cell table:style-name="ce24"/>
          <table:table-cell office:value-type="string" calcext:value-type="string">
            <text:p>M2.5</text:p>
          </table:table-cell>
          <table:table-cell office:value-type="string" calcext:value-type="string">
            <text:p>5mm round/dome screws (max head height: 1.8mm) to fix the PC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fr.aliexpress.com/item/1005008709978631.html" xlink:type="simple">https://fr.aliexpress.com/item/1005008709978631.html</text:a> 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1.37" calcext:value-type="currency">
            <text:p>€1,37</text:p>
          </table:table-cell>
          <table:table-cell table:style-name="ce50" table:formula="of:=IFERROR([.G8]/[.F8];0)*[.D8]" office:value-type="currency" office:currency="EUR" office:value="0.137" calcext:value-type="currency">
            <text:p>€0,14</text:p>
          </table:table-cell>
          <table:table-cell table:style-name="ce51" table:formula="of:=ROUNDUP(IFERROR([.$D8]*[.$I$4]/[.$F8];0))*[.G8]/[.$I$4]" office:value-type="currency" office:currency="EUR" office:value="0.685" calcext:value-type="currency">
            <text:p>€0,69</text:p>
          </table:table-cell>
          <table:table-cell table:style-name="ce51" table:formula="of:=ROUNDUP(IFERROR([.D8]/[.F8];0))*[.G8]" office:value-type="currency" office:currency="EUR" office:value="1.37" calcext:value-type="currency">
            <text:p>€1,37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25" office:value-type="string" calcext:value-type="string" table:number-columns-spanned="1" table:number-rows-spanned="3">
            <text:p>Buttons</text:p>
          </table:table-cell>
          <table:table-cell office:value-type="string" calcext:value-type="string">
            <text:p>SS-12D00 </text:p>
          </table:table-cell>
          <table:table-cell office:value-type="string" calcext:value-type="string">
            <text:p>SS-12D00 2mm shaft slide switch (power)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<text:a xlink:href="https://fr.aliexpress.com/item/1005008489387043.html" xlink:type="simple">https://fr.aliexpress.com/item/1005008489387043.html</text:a> </text:p>
          </table:table-cell>
          <table:table-cell office:value-type="float" office:value="10" calcext:value-type="float">
            <text:p>10</text:p>
          </table:table-cell>
          <table:table-cell table:style-name="ce22" office:value-type="currency" office:currency="EUR" office:value="1.76" calcext:value-type="currency">
            <text:p>€1,76</text:p>
          </table:table-cell>
          <table:table-cell table:style-name="ce50" table:formula="of:=IFERROR([.G9]/[.F9];0)*[.D9]" office:value-type="currency" office:currency="EUR" office:value="0.176" calcext:value-type="currency">
            <text:p>€0,18</text:p>
          </table:table-cell>
          <table:table-cell table:style-name="ce51" table:formula="of:=ROUNDUP(IFERROR([.$D9]*[.$I$4]/[.$F9];0))*[.G9]/[.$I$4]" office:value-type="currency" office:currency="EUR" office:value="0.88" calcext:value-type="currency">
            <text:p>€0,88</text:p>
          </table:table-cell>
          <table:table-cell table:style-name="ce51" table:formula="of:=ROUNDUP(IFERROR([.D9]/[.F9];0))*[.G9]" office:value-type="currency" office:currency="EUR" office:value="1.76" calcext:value-type="currency">
            <text:p>€1,76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covered-table-cell table:style-name="ce24"/>
          <table:table-cell office:value-type="string" calcext:value-type="string">
            <text:p>Buttons</text:p>
          </table:table-cell>
          <table:table-cell office:value-type="string" calcext:value-type="string">
            <text:p>6x6x3.5mm 2 pins (silent) mouse switches (ex: HUANO Mute Button 6 × 6 × 3.5mm; Kailh Mini 6.2mm Silent Micro Switches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fr.aliexpress.com/item/1005005681410178.html" xlink:type="simple">https://fr.aliexpress.com/item/1005005681410178.html</text:a> </text:p>
          </table:table-cell>
          <table:table-cell office:value-type="float" office:value="30" calcext:value-type="float">
            <text:p>30</text:p>
          </table:table-cell>
          <table:table-cell office:value-type="currency" office:currency="EUR" office:value="8.38" calcext:value-type="currency">
            <text:p>€8,38</text:p>
          </table:table-cell>
          <table:table-cell table:style-name="ce50" table:formula="of:=IFERROR([.G10]/[.F10];0)*[.D10]" office:value-type="currency" office:currency="EUR" office:value="3.07266666666667" calcext:value-type="currency">
            <text:p>€3,07</text:p>
          </table:table-cell>
          <table:table-cell table:style-name="ce51" table:formula="of:=ROUNDUP(IFERROR([.$D10]*[.$I$4]/[.$F10];0))*[.G10]/[.$I$4]" office:value-type="currency" office:currency="EUR" office:value="4.19" calcext:value-type="currency">
            <text:p>€4,19</text:p>
          </table:table-cell>
          <table:table-cell table:style-name="ce51" table:formula="of:=ROUNDUP(IFERROR([.D10]/[.F10];0))*[.G10]" office:value-type="currency" office:currency="EUR" office:value="8.38" calcext:value-type="currency">
            <text:p>€8,38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covered-table-cell table:style-name="ce24"/>
          <table:table-cell office:value-type="string" calcext:value-type="string">
            <text:p>SKRWADE030</text:p>
          </table:table-cell>
          <table:table-cell office:value-type="string" calcext:value-type="string">
            <text:p>SKRWADE030 tactile butt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fr.aliexpress.com/item/4001125555481.html" xlink:type="simple">https://fr.aliexpress.com/item/4001125555481.html</text:a>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0.83" calcext:value-type="currency">
            <text:p>€0,83</text:p>
          </table:table-cell>
          <table:table-cell table:style-name="ce50" table:formula="of:=IFERROR([.G11]/[.F11];0)*[.D11]" office:value-type="currency" office:currency="EUR" office:value="0.166" calcext:value-type="currency">
            <text:p>€0,17</text:p>
          </table:table-cell>
          <table:table-cell table:style-name="ce51" table:formula="of:=ROUNDUP(IFERROR([.$D11]*[.$I$4]/[.$F11];0))*[.G11]/[.$I$4]" office:value-type="currency" office:currency="EUR" office:value="0.415" calcext:value-type="currency">
            <text:p>€0,42</text:p>
          </table:table-cell>
          <table:table-cell table:style-name="ce51" table:formula="of:=ROUNDUP(IFERROR([.D11]/[.F11];0))*[.G11]" office:value-type="currency" office:currency="EUR" office:value="0.83" calcext:value-type="currency">
            <text:p>€0,83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25" office:value-type="string" calcext:value-type="string" table:number-columns-spanned="1" table:number-rows-spanned="3">
            <text:p>Triggers</text:p>
          </table:table-cell>
          <table:table-cell office:value-type="string" calcext:value-type="string">
            <text:p>SS49E</text:p>
          </table:table-cell>
          <table:table-cell office:value-type="string" calcext:value-type="string">
            <text:p>SS49E Hall effect sens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fr.aliexpress.com/item/1005006001710265.html" xlink:type="simple">https://fr.aliexpress.com/item/1005006001710265.html</text:a> 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78" calcext:value-type="currency">
            <text:p>€0,78</text:p>
          </table:table-cell>
          <table:table-cell table:style-name="ce50" table:formula="of:=IFERROR([.G12]/[.F12];0)*[.D12]" office:value-type="currency" office:currency="EUR" office:value="0.156" calcext:value-type="currency">
            <text:p>€0,16</text:p>
          </table:table-cell>
          <table:table-cell table:style-name="ce51" table:formula="of:=ROUNDUP(IFERROR([.$D12]*[.$I$4]/[.$F12];0))*[.G12]/[.$I$4]" office:value-type="currency" office:currency="EUR" office:value="0.39" calcext:value-type="currency">
            <text:p>€0,39</text:p>
          </table:table-cell>
          <table:table-cell table:style-name="ce51" table:formula="of:=ROUNDUP(IFERROR([.D12]/[.F12];0))*[.G12]" office:value-type="currency" office:currency="EUR" office:value="0.78" calcext:value-type="currency">
            <text:p>€0,78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covered-table-cell table:style-name="ce24"/>
          <table:table-cell office:value-type="string" calcext:value-type="string">
            <text:p>Magnets</text:p>
          </table:table-cell>
          <table:table-cell office:value-type="string" calcext:value-type="string">
            <text:p>round 5x2mm magn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fr.aliexpress.com/item/1005010155029417.html" xlink:type="simple">https://fr.aliexpress.com/item/1005010155029417.html</text:a> 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1.73" calcext:value-type="currency">
            <text:p>€1,73</text:p>
          </table:table-cell>
          <table:table-cell table:style-name="ce50" table:formula="of:=IFERROR([.G13]/[.F13];0)*[.D13]" office:value-type="currency" office:currency="EUR" office:value="0.0692" calcext:value-type="currency">
            <text:p>€0,07</text:p>
          </table:table-cell>
          <table:table-cell table:style-name="ce51" table:formula="of:=ROUNDUP(IFERROR([.$D13]*[.$I$4]/[.$F13];0))*[.G13]/[.$I$4]" office:value-type="currency" office:currency="EUR" office:value="0.865" calcext:value-type="currency">
            <text:p>€0,87</text:p>
          </table:table-cell>
          <table:table-cell table:style-name="ce51" table:formula="of:=ROUNDUP(IFERROR([.D13]/[.F13];0))*[.G13]" office:value-type="currency" office:currency="EUR" office:value="1.73" calcext:value-type="currency">
            <text:p>€1,73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covered-table-cell table:style-name="ce24"/>
          <table:table-cell office:value-type="string" calcext:value-type="string">
            <text:p>Springs</text:p>
          </table:table-cell>
          <table:table-cell office:value-type="string" calcext:value-type="string">
            <text:p>springs (15×4m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fr.aliexpress.com/item/1005005402501364.html" xlink:type="simple">https://fr.aliexpress.com/item/1005005402501364.html</text:a> 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1.54" calcext:value-type="currency">
            <text:p>€1,54</text:p>
          </table:table-cell>
          <table:table-cell table:style-name="ce50" table:formula="of:=IFERROR([.G14]/[.F14];0)*[.D14]" office:value-type="currency" office:currency="EUR" office:value="0.308" calcext:value-type="currency">
            <text:p>€0,31</text:p>
          </table:table-cell>
          <table:table-cell table:style-name="ce51" table:formula="of:=ROUNDUP(IFERROR([.$D14]*[.$I$4]/[.$F14];0))*[.G14]/[.$I$4]" office:value-type="currency" office:currency="EUR" office:value="0.77" calcext:value-type="currency">
            <text:p>€0,77</text:p>
          </table:table-cell>
          <table:table-cell table:style-name="ce51" table:formula="of:=ROUNDUP(IFERROR([.D14]/[.F14];0))*[.G14]" office:value-type="currency" office:currency="EUR" office:value="1.54" calcext:value-type="currency">
            <text:p>€1,54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25" office:value-type="string" calcext:value-type="string" table:number-columns-spanned="1" table:number-rows-spanned="6">
            <text:p>Electronic</text:p>
          </table:table-cell>
          <table:table-cell table:style-name="ce8" office:value-type="float" office:value="603030" calcext:value-type="float">
            <text:p>603030</text:p>
          </table:table-cell>
          <table:table-cell office:value-type="string" calcext:value-type="string">
            <text:p>603030 LiPo battery (30 × 30 × 6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libaba.com/product-detail/Lipo-603030-3-7V-600mAh-Rechargeable_1601168807381.html" xlink:type="simple">https://www.alibaba.com/product-detail/Lipo-603030-3-7V-600mAh-Rechargeable_1601168807381.html</text:a> ; <text:a xlink:href="https://fr.aliexpress.com/item/1005007958724149.html" xlink:type="simple">https://fr.aliexpress.com/item/1005007958724149.html</text:a> </text:p>
          </table:table-cell>
          <table:table-cell office:value-type="float" office:value="2" calcext:value-type="float">
            <text:p>2</text:p>
          </table:table-cell>
          <table:table-cell table:style-name="ce73" office:value-type="currency" office:currency="EUR" office:value="8.84" calcext:value-type="currency">
            <text:p>€8,84</text:p>
          </table:table-cell>
          <table:table-cell table:style-name="ce50" table:formula="of:=IFERROR([.G15]/[.F15];0)*[.D15]" office:value-type="currency" office:currency="EUR" office:value="4.42" calcext:value-type="currency">
            <text:p>€4,42</text:p>
          </table:table-cell>
          <table:table-cell table:style-name="ce51" table:formula="of:=ROUNDUP(IFERROR([.$D15]*[.$I$4]/[.$F15];0))*[.G15]/[.$I$4]" office:value-type="currency" office:currency="EUR" office:value="4.42" calcext:value-type="currency">
            <text:p>€4,42</text:p>
          </table:table-cell>
          <table:table-cell table:style-name="ce51" table:formula="of:=ROUNDUP(IFERROR([.D15]/[.F15];0))*[.G15]" office:value-type="currency" office:currency="EUR" office:value="8.84" calcext:value-type="currency">
            <text:p>€8,84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covered-table-cell table:style-name="ce24"/>
          <table:table-cell table:style-name="ce9" office:value-type="string" calcext:value-type="string" table:number-columns-spanned="1" table:number-rows-spanned="2">
            <text:p>Resistors</text:p>
          </table:table-cell>
          <table:table-cell office:value-type="string" calcext:value-type="string">
            <text:p>10kΩ resistor (0805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fr.aliexpress.com/item/1005006144658512.html" xlink:type="simple">https://fr.aliexpress.com/item/1005006144658512.html</text:a> </text:p>
          </table:table-cell>
          <table:table-cell office:value-type="float" office:value="470" calcext:value-type="float">
            <text:p>470</text:p>
          </table:table-cell>
          <table:table-cell office:value-type="currency" office:currency="EUR" office:value="1.08" calcext:value-type="currency">
            <text:p>€1,08</text:p>
          </table:table-cell>
          <table:table-cell table:style-name="ce50" table:formula="of:=IFERROR([.G16]/[.F16];0)*[.D16]" office:value-type="currency" office:currency="EUR" office:value="0.00919148936170213" calcext:value-type="currency">
            <text:p>€0,01</text:p>
          </table:table-cell>
          <table:table-cell table:style-name="ce51" table:formula="of:=ROUNDUP(IFERROR([.$D16]*[.$I$4]/[.$F16];0))*[.G16]/[.$I$4]" office:value-type="currency" office:currency="EUR" office:value="0.54" calcext:value-type="currency">
            <text:p>€0,54</text:p>
          </table:table-cell>
          <table:table-cell table:style-name="ce51" table:formula="of:=ROUNDUP(IFERROR([.D16]/[.F16];0))*[.G16]" office:value-type="currency" office:currency="EUR" office:value="1.08" calcext:value-type="currency">
            <text:p>€1,08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covered-table-cell table:style-name="ce24"/>
          <table:covered-table-cell/>
          <table:table-cell office:value-type="string" calcext:value-type="string">
            <text:p>200 kΩ resistors (0805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fr.aliexpress.com/item/1005008666573344.html" xlink:type="simple">https://fr.aliexpress.com/item/1005008666573344.html</text:a> </text:p>
          </table:table-cell>
          <table:table-cell office:value-type="float" office:value="470" calcext:value-type="float">
            <text:p>470</text:p>
          </table:table-cell>
          <table:table-cell office:value-type="currency" office:currency="EUR" office:value="1.17" calcext:value-type="currency">
            <text:p>€1,17</text:p>
          </table:table-cell>
          <table:table-cell table:style-name="ce50" table:formula="of:=IFERROR([.G17]/[.F17];0)*[.D17]" office:value-type="currency" office:currency="EUR" office:value="0.00497872340425532" calcext:value-type="currency">
            <text:p>€0,00</text:p>
          </table:table-cell>
          <table:table-cell table:style-name="ce51" table:formula="of:=ROUNDUP(IFERROR([.$D17]*[.$I$4]/[.$F17];0))*[.G17]/[.$I$4]" office:value-type="currency" office:currency="EUR" office:value="0.585" calcext:value-type="currency">
            <text:p>€0,59</text:p>
          </table:table-cell>
          <table:table-cell table:style-name="ce51" table:formula="of:=ROUNDUP(IFERROR([.D17]/[.F17];0))*[.G17]" office:value-type="currency" office:currency="EUR" office:value="1.17" calcext:value-type="currency">
            <text:p>€1,17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covered-table-cell table:style-name="ce24"/>
          <table:table-cell office:value-type="string" calcext:value-type="string">
            <text:p>BAT54C</text:p>
          </table:table-cell>
          <table:table-cell office:value-type="string" calcext:value-type="string">
            <text:p>BAT54C diod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fr.aliexpress.com/item/1005006228736157.html" xlink:type="simple">https://fr.aliexpress.com/item/1005006228736157.html</text:a> 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1.31" calcext:value-type="currency">
            <text:p>€1,31</text:p>
          </table:table-cell>
          <table:table-cell table:style-name="ce50" table:formula="of:=IFERROR([.G18]/[.F18];0)*[.D18]" office:value-type="currency" office:currency="EUR" office:value="0.1048" calcext:value-type="currency">
            <text:p>€0,10</text:p>
          </table:table-cell>
          <table:table-cell table:style-name="ce51" table:formula="of:=ROUNDUP(IFERROR([.$D18]*[.$I$4]/[.$F18];0))*[.G18]/[.$I$4]" office:value-type="currency" office:currency="EUR" office:value="0.655" calcext:value-type="currency">
            <text:p>€0,66</text:p>
          </table:table-cell>
          <table:table-cell table:style-name="ce51" table:formula="of:=ROUNDUP(IFERROR([.D18]/[.F18];0))*[.G18]" office:value-type="currency" office:currency="EUR" office:value="1.31" calcext:value-type="currency">
            <text:p>€1,31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covered-table-cell table:style-name="ce24"/>
          <table:table-cell office:value-type="string" calcext:value-type="string">
            <text:p>Seeed studio</text:p>
          </table:table-cell>
          <table:table-cell office:value-type="string" calcext:value-type="string">
            <text:p>Seeed Studio XIAO ESP32-S3 Plus and an antenna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https://www.seeedstudio.com/Seeed-Studio-XIAO-ESP32S3-Plus-p-6361.html" xlink:type="simple">https://www.seeedstudio.com/Seeed-Studio-XIAO-ESP32S3-Plus-p-6361.html</text:a> ; <text:a xlink:href="https://fr.aliexpress.com/item/1005008329745247.html" xlink:type="simple">https://fr.aliexpress.com/item/1005008329745247.html</text:a></text:p>
          </table:table-cell>
          <table:table-cell table:style-name="Default" office:value-type="float" office:value="1" calcext:value-type="float">
            <text:p>1</text:p>
          </table:table-cell>
          <table:table-cell table:style-name="ce23" office:value-type="currency" office:currency="EUR" office:value="6.99" calcext:value-type="currency">
            <text:p>€6,99</text:p>
          </table:table-cell>
          <table:table-cell table:style-name="ce50" table:formula="of:=IFERROR([.G19]/[.F19];0)*[.D19]" office:value-type="currency" office:currency="EUR" office:value="6.99" calcext:value-type="currency">
            <text:p>€6,99</text:p>
          </table:table-cell>
          <table:table-cell table:style-name="ce51" table:formula="of:=ROUNDUP(IFERROR([.$D19]*[.$I$4]/[.$F19];0))*[.G19]/[.$I$4]" office:value-type="currency" office:currency="EUR" office:value="6.99" calcext:value-type="currency">
            <text:p>€6,99</text:p>
          </table:table-cell>
          <table:table-cell table:style-name="ce51" table:formula="of:=ROUNDUP(IFERROR([.D19]/[.G19];0))*[.G19]" office:value-type="currency" office:currency="EUR" office:value="6.99" calcext:value-type="currency">
            <text:p>€6,99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covered-table-cell table:style-name="ce24"/>
          <table:table-cell office:value-type="string" calcext:value-type="string">
            <text:p>100 nF 0805</text:p>
          </table:table-cell>
          <table:table-cell office:value-type="string" calcext:value-type="string">
            <text:p>100 nF capacitor (080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fr.aliexpress.com/item/1005006142309480.html" xlink:type="simple">https://fr.aliexpress.com/item/1005006142309480.html</text:a> 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1.18" calcext:value-type="currency">
            <text:p>€1,18</text:p>
          </table:table-cell>
          <table:table-cell table:style-name="ce50" table:formula="of:=IFERROR([.G20]/[.F20];0)*[.D20]" office:value-type="currency" office:currency="EUR" office:value="0.0118" calcext:value-type="currency">
            <text:p>€0,01</text:p>
          </table:table-cell>
          <table:table-cell table:style-name="ce51" table:formula="of:=ROUNDUP(IFERROR([.$D20]*[.$I$4]/[.$F20];0))*[.G20]/[.$I$4]" office:value-type="currency" office:currency="EUR" office:value="0.59" calcext:value-type="currency">
            <text:p>€0,59</text:p>
          </table:table-cell>
          <table:table-cell table:style-name="ce51" table:formula="of:=ROUNDUP(IFERROR([.D20]/[.F20];0))*[.G20]" office:value-type="currency" office:currency="EUR" office:value="1.18" calcext:value-type="currency">
            <text:p>€1,18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38"/>
          <table:table-cell table:style-name="Default" office:value-type="string" calcext:value-type="string">
            <text:p>PCB</text:p>
          </table:table-cell>
          <table:table-cell table:style-name="Default" office:value-type="string" calcext:value-type="string">
            <text:p>The PCB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<text:a xlink:href="https://cart.jlcpcb.com/fr/quote?stencilLayer=2&amp;stencilWidth=100&amp;stencilLength=100&amp;stencilCounts=5&amp;plateType=1&amp;spm=Jlcpcb.Homepage.1010" xlink:type="simple">https://cart.jlcpcb.com/fr/quote?stencilLayer=2&amp;stencilWidth=100&amp;stencilLength=100&amp;stencilCounts=5&amp;plateType=1&amp;spm=Jlcpcb.Homepage.1010</text:a> </text:p>
          </table:table-cell>
          <table:table-cell table:style-name="Default" office:value-type="float" office:value="5" calcext:value-type="float">
            <text:p>5</text:p>
          </table:table-cell>
          <table:table-cell table:style-name="ce23" table:formula="of:=5.41+1.29" office:value-type="currency" office:currency="EUR" office:value="6.7" calcext:value-type="currency">
            <text:p>€6,70</text:p>
          </table:table-cell>
          <table:table-cell table:style-name="ce50" table:formula="of:=IFERROR([.G21]/[.F21];0)*[.D21]" office:value-type="currency" office:currency="EUR" office:value="1.34" calcext:value-type="currency">
            <text:p>€1,34</text:p>
          </table:table-cell>
          <table:table-cell table:style-name="ce51" table:formula="of:=ROUNDUP(IFERROR([.$D21]*[.$I$4]/[.$F21];0))*[.G21]/[.$I$4]" office:value-type="currency" office:currency="EUR" office:value="3.35" calcext:value-type="currency">
            <text:p>€3,35</text:p>
          </table:table-cell>
          <table:table-cell table:style-name="ce51" table:formula="of:=ROUNDUP(IFERROR([.D21]/[.F21];0))*[.G21]" office:value-type="currency" office:currency="EUR" office:value="6.7" calcext:value-type="currency">
            <text:p>€6,70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29" office:value-type="string" calcext:value-type="string">
            <text:p>Consumable</text:p>
          </table:table-cell>
          <table:table-cell table:style-name="ce16" table:number-columns-repeated="5"/>
          <table:table-cell table:style-name="ce59" office:value-type="string" calcext:value-type="string">
            <text:p>Total</text:p>
          </table:table-cell>
          <table:table-cell table:style-name="ce27" table:formula="of:=SUM([.H5:.H21])" office:value-type="currency" office:currency="EUR" office:value="25.0724368794326" calcext:value-type="currency">
            <text:p>€25,07</text:p>
          </table:table-cell>
          <table:table-cell table:style-name="ce27" table:formula="of:=SUM([.I5:.I21])" office:value-type="currency" office:currency="EUR" office:value="34.31" calcext:value-type="currency">
            <text:p>€34,31</text:p>
          </table:table-cell>
          <table:table-cell table:style-name="ce27" table:formula="of:=SUM([.J5:.J21])" office:value-type="currency" office:currency="EUR" office:value="61.63" calcext:value-type="currency">
            <text:p>€61,63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3" office:value-type="string" calcext:value-type="string">
            <text:p>Plastic</text:p>
          </table:table-cell>
          <table:table-cell office:value-type="string" calcext:value-type="string">
            <text:p>3D printer filament</text:p>
          </table:table-cell>
          <table:table-cell table:style-name="ce10" office:value-type="string" calcext:value-type="string">
            <text:p>in grams, full estimation to check</text:p>
          </table:table-cell>
          <table:table-cell table:style-name="ce10" office:value-type="float" office:value="300" calcext:value-type="float">
            <text:p>300</text:p>
          </table:table-cell>
          <table:table-cell table:style-name="ce14"/>
          <table:table-cell table:style-name="ce10" office:value-type="float" office:value="750" calcext:value-type="float">
            <text:p>750</text:p>
          </table:table-cell>
          <table:table-cell office:value-type="currency" office:currency="EUR" office:value="25" calcext:value-type="currency">
            <text:p>€25,00</text:p>
          </table:table-cell>
          <table:table-cell table:style-name="ce50" table:formula="of:=IFERROR([.G23]/[.F23];0)*[.D23]" office:value-type="currency" office:currency="EUR" office:value="10" calcext:value-type="currency">
            <text:p>€10,00</text:p>
          </table:table-cell>
          <table:table-cell table:style-name="ce51" table:formula="of:=ROUNDUP(IFERROR([.$D23]*[.$I$4]/[.$F23];0))*[.$G23]" office:value-type="currency" office:currency="EUR" office:value="25" calcext:value-type="currency">
            <text:p>€25,00</text:p>
          </table:table-cell>
          <table:table-cell table:style-name="ce51" table:formula="of:=ROUNDUP(IFERROR([.D23]/[.F23];0))*[.G23]" office:value-type="currency" office:currency="EUR" office:value="25" calcext:value-type="currency">
            <text:p>€25,00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18" office:value-type="string" calcext:value-type="string">
            <text:p>Total</text:p>
          </table:table-cell>
          <table:table-cell table:style-name="ce6" table:number-columns-repeated="3"/>
          <table:table-cell table:style-name="ce15"/>
          <table:table-cell table:style-name="ce6"/>
          <table:table-cell table:style-name="ce27"/>
          <table:table-cell table:style-name="ce27" table:formula="of:=SUM([.H22:.H23])" office:value-type="currency" office:currency="EUR" office:value="35.0724368794326" calcext:value-type="currency">
            <text:p>€35,07</text:p>
          </table:table-cell>
          <table:table-cell table:style-name="ce27" table:formula="of:=[.I22]+SUM([.I23])/[.I$4]" office:value-type="currency" office:currency="EUR" office:value="46.81" calcext:value-type="currency">
            <text:p>€46,81</text:p>
          </table:table-cell>
          <table:table-cell table:style-name="ce27" table:formula="of:=SUM([.J22:.J23])" office:value-type="currency" office:currency="EUR" office:value="86.63" calcext:value-type="currency">
            <text:p>€86,63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6" table:number-columns-repeated="4"/>
          <table:table-cell table:style-name="ce16" table:number-columns-repeated="3"/>
          <table:table-cell table:style-name="ce18" office:value-type="string" calcext:value-type="string">
            <text:p>Big batch price</text:p>
          </table:table-cell>
          <table:table-cell table:style-name="ce18" table:formula="of:=&quot;Per unit if &quot;&amp;[.I4]&amp;&quot; built&quot;" office:value-type="string" office:string-value="Per unit if 2 built" calcext:value-type="string">
            <text:p>Per unit if 2 built</text:p>
          </table:table-cell>
          <table:table-cell table:style-name="ce18" office:value-type="string" calcext:value-type="string">
            <text:p>Min 1 unit price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Default" table:number-columns-repeated="6"/>
          <table:table-cell table:style-name="ce80" office:value-type="string" calcext:value-type="string">
            <text:p>The prices are optimised for 2 units (eg choices between 10 pcs or 100)</text:p>
          </table:table-cell>
          <table:table-cell table:style-name="Default" table:number-columns-repeated="3"/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32" office:value-type="string" calcext:value-type="string" table:number-columns-spanned="10" table:number-rows-spanned="1">
            <text:p>Actual testing costs</text:p>
          </table:table-cell>
          <table:covered-table-cell table:number-columns-repeated="3" table:style-name="ce53"/>
          <table:covered-table-cell table:style-name="ce63"/>
          <table:covered-table-cell table:style-name="ce53"/>
          <table:covered-table-cell table:style-name="ce84"/>
          <table:covered-table-cell table:number-columns-repeated="3" table:style-name="ce53"/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42" office:value-type="string" calcext:value-type="string">
            <text:p>Category</text:p>
          </table:table-cell>
          <table:table-cell table:style-name="ce42" office:value-type="string" calcext:value-type="string">
            <text:p>Item</text:p>
          </table:table-cell>
          <table:table-cell table:style-name="ce42" office:value-type="string" calcext:value-type="string">
            <text:p>Reason</text:p>
          </table:table-cell>
          <table:table-cell table:style-name="ce42" office:value-type="string" calcext:value-type="string">
            <text:p>Qtt lost</text:p>
          </table:table-cell>
          <table:table-cell table:style-name="ce42" office:value-type="string" calcext:value-type="string">
            <text:p>Value lost</text:p>
          </table:table-cell>
          <table:table-cell table:style-name="ce42" table:number-columns-repeated="5"/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41" office:value-type="string" calcext:value-type="string" table:number-columns-spanned="10" table:number-rows-spanned="1">
            <text:p>Consumable</text:p>
          </table:table-cell>
          <table:covered-table-cell table:number-columns-repeated="3" table:style-name="ce53"/>
          <table:covered-table-cell table:style-name="ce63"/>
          <table:covered-table-cell table:style-name="ce53"/>
          <table:covered-table-cell table:style-name="ce84"/>
          <table:covered-table-cell table:number-columns-repeated="3" table:style-name="ce53"/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34" office:value-type="string" calcext:value-type="string">
            <text:p>Plastic</text:p>
          </table:table-cell>
          <table:table-cell office:value-type="string" calcext:value-type="string">
            <text:p>3D printer filament</text:p>
          </table:table-cell>
          <table:table-cell office:value-type="string" calcext:value-type="string">
            <text:p>Tests</text:p>
          </table:table-cell>
          <table:table-cell office:value-type="float" office:value="0" calcext:value-type="float">
            <text:p>0</text:p>
          </table:table-cell>
          <table:table-cell table:style-name="ce65" table:formula="of:=-[.D30]*[.G23]/[.D23]" office:value-type="currency" office:currency="EUR" office:value="-0" calcext:value-type="currency">
            <text:p>€0,00</text:p>
          </table:table-cell>
          <table:table-cell table:style-name="ce67"/>
          <table:table-cell table:style-name="ce77"/>
          <table:table-cell table:style-name="ce67" table:number-columns-repeated="3"/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41" office:value-type="string" calcext:value-type="string">
            <text:p>Losts (destroyed during construction/tests)</text:p>
          </table:table-cell>
          <table:table-cell table:style-name="ce56" table:number-columns-repeated="5"/>
          <table:table-cell table:style-name="ce42" table:number-columns-repeated="2"/>
          <table:table-cell table:style-name="ce42" office:value-type="string" calcext:value-type="string">
            <text:p>Lost per unit</text:p>
          </table:table-cell>
          <table:table-cell table:style-name="ce81" table:formula="of:=&quot;Lost per unit if &quot;&amp;[.J$4]&amp;&quot; build&quot;" office:value-type="string" office:string-value="Lost per unit if  build" calcext:value-type="string">
            <text:p>Lost per unit if <text:s/>build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Default" table:number-columns-repeated="4"/>
          <table:table-cell table:style-name="ce65"/>
          <table:table-cell table:style-name="ce68" table:number-columns-repeated="3"/>
          <table:table-cell table:style-name="Default" table:number-columns-repeated="2"/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35" office:value-type="string" calcext:value-type="string">
            <text:p>Total</text:p>
          </table:table-cell>
          <table:table-cell table:style-name="ce53" table:number-columns-repeated="3"/>
          <table:table-cell table:style-name="ce63"/>
          <table:table-cell table:style-name="ce53"/>
          <table:table-cell table:style-name="ce84"/>
          <table:table-cell table:style-name="ce53" table:number-columns-repeated="3"/>
          <table:table-cell table:number-columns-repeated="10"/>
          <table:table-cell table:style-name="ce7" table:number-columns-repeated="16364"/>
        </table:table-row>
        <table:table-row table:style-name="ro1" table:number-rows-repeated="1048542">
          <table:table-cell table:number-columns-repeated="20"/>
          <table:table-cell table:style-name="ce7" table:number-columns-repeated="16364"/>
        </table:table-row>
        <table:table-row table:style-name="ro1">
          <table:table-cell table:number-columns-repeated="20"/>
          <table:table-cell table:style-name="ce7" table:number-columns-repeated="163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fr" fo:country="FR" style:letter-kerning="true" style:font-name-asian="DejaVu Sans1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DejaVu Sans" fo:font-family="'DejaVu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currency-style style:name="N10117P0" style:volatile="true" number:language="fr" number:country="F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7" number:language="fr" number:country="F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7P0"/>
    </number:currency-style>
    <number:currency-style style:name="N10119P0" style:volatile="true" number:language="fr" number:country="FR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0119" number:language="fr" number:country="FR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0119P0"/>
    </number:currency-style>
    <number:currency-style style:name="N10121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1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1P0"/>
    </number:currency-style>
    <number:currency-style style:name="N10123P0" style:volatile="true" number:language="fr" number:country="FR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0123" number:language="fr" number:country="FR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012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4">00/00/0000</text:date>, <text:time style:data-style-name="N2" text:time-value="15:38:11.8027178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0T19:57:07.999198476</meta:creation-date>
    <dc:date>2026-01-14T16:06:50.444655407</dc:date>
    <meta:editing-duration>PT4H44M32S</meta:editing-duration>
    <meta:editing-cycles>24</meta:editing-cycles>
    <meta:generator>LibreOffice/25.8.4.2$Linux_X86_64 LibreOffice_project/580$Build-2</meta:generator>
    <meta:document-statistic meta:table-count="1" meta:cell-count="20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currency-style style:name="N10123P0" style:volatile="true" number:language="fr" number:country="FR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0123" number:language="fr" number:country="FR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0123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1012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012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12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12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0123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0123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10123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0123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0123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0123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0123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area" chart:style-name="ch1">
        <chart:legend chart:legend-position="end" svg:x="12.018cm" svg:y="0.22cm" style:legend-expansion="high" chart:style-name="ch2"/>
        <chart:plot-area chart:style-name="ch3" svg:x="0.319cm" svg:y="0.18cm" svg:width="11.38cm" svg:height="8.646cm">
          <chart:coordinate-region svg:x="1.774cm" svg:y="0.379cm" svg:width="9.925cm" svg:height="7.8cm"/>
          <chart:axis chart:dimension="x" chart:name="primary-x" chart:style-name="ch4" chartooo:axis-type="auto">
            <chartooo:date-scale/>
            <chart:categories table:cell-range-address="Sheet1.H3:Sheet1.J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5:Sheet1.J5" chart:label-cell-address="Sheet1.B5:Sheet1.B5" chart:class="chart:area">
            <chart:data-point chart:repeated="3"/>
          </chart:series>
          <chart:series chart:style-name="ch8" chart:values-cell-range-address="Sheet1.H6:Sheet1.J6" chart:label-cell-address="Sheet1.B6:Sheet1.B6" chart:class="chart:area">
            <chart:data-point chart:repeated="3"/>
          </chart:series>
          <chart:series chart:style-name="ch9" chart:values-cell-range-address="Sheet1.H7:Sheet1.J7" chart:label-cell-address="Sheet1.B7:Sheet1.B7" chart:class="chart:area">
            <chart:data-point chart:repeated="3"/>
          </chart:series>
          <chart:series chart:style-name="ch10" chart:values-cell-range-address="Sheet1.H8:Sheet1.J8" chart:label-cell-address="Sheet1.B8:Sheet1.B8" chart:class="chart:area">
            <chart:data-point chart:repeated="3"/>
          </chart:series>
          <chart:series chart:style-name="ch11" chart:values-cell-range-address="Sheet1.H9:Sheet1.J9" chart:label-cell-address="Sheet1.B9:Sheet1.B9" chart:class="chart:area">
            <chart:data-point chart:repeated="3"/>
          </chart:series>
          <chart:series chart:style-name="ch12" chart:values-cell-range-address="Sheet1.H10:Sheet1.J10" chart:label-cell-address="Sheet1.B10:Sheet1.B10" chart:class="chart:area">
            <chart:data-point chart:repeated="3"/>
          </chart:series>
          <chart:series chart:style-name="ch13" chart:values-cell-range-address="Sheet1.H11:Sheet1.J11" chart:label-cell-address="Sheet1.B11:Sheet1.B11" chart:class="chart:area">
            <chart:data-point chart:repeated="3"/>
          </chart:series>
          <chart:series chart:style-name="ch14" chart:values-cell-range-address="Sheet1.H12:Sheet1.J12" chart:label-cell-address="Sheet1.B12:Sheet1.B12" chart:class="chart:area">
            <chart:data-point chart:repeated="3"/>
          </chart:series>
          <chart:series chart:style-name="ch15" chart:values-cell-range-address="Sheet1.H13:Sheet1.J13" chart:label-cell-address="Sheet1.B13:Sheet1.B13" chart:class="chart:area">
            <chart:data-point chart:repeated="3"/>
          </chart:series>
          <chart:series chart:style-name="ch16" chart:values-cell-range-address="Sheet1.H14:Sheet1.J14" chart:label-cell-address="Sheet1.B14:Sheet1.B14" chart:class="chart:area">
            <chart:data-point chart:repeated="3"/>
          </chart:series>
          <chart:series chart:style-name="ch17" chart:values-cell-range-address="Sheet1.H15:Sheet1.J15" chart:label-cell-address="Sheet1.B15:Sheet1.B15" chart:class="chart:area">
            <chart:data-point chart:repeated="3"/>
          </chart:series>
          <chart:series chart:style-name="ch18" chart:values-cell-range-address="Sheet1.H16:Sheet1.J16" chart:label-cell-address="Sheet1.B16:Sheet1.B16" chart:class="chart:area">
            <chart:data-point chart:repeated="3"/>
          </chart:series>
          <chart:series chart:style-name="ch9" chart:values-cell-range-address="Sheet1.H17:Sheet1.J17" chart:label-cell-address="Sheet1.B17:Sheet1.B17" chart:class="chart:area">
            <chart:data-point chart:repeated="3"/>
          </chart:series>
          <chart:series chart:style-name="ch7" chart:values-cell-range-address="Sheet1.H18:Sheet1.J18" chart:label-cell-address="Sheet1.B18:Sheet1.B18" chart:class="chart:area">
            <chart:data-point chart:repeated="3"/>
          </chart:series>
          <chart:series chart:style-name="ch8" chart:values-cell-range-address="Sheet1.H19:Sheet1.J19" chart:label-cell-address="Sheet1.B19:Sheet1.B19" chart:class="chart:area">
            <chart:data-point chart:repeated="3"/>
          </chart:series>
          <chart:series chart:style-name="ch10" chart:values-cell-range-address="Sheet1.H20:Sheet1.J20" chart:label-cell-address="Sheet1.B20:Sheet1.B20" chart:class="chart:area">
            <chart:data-point chart:repeated="3"/>
          </chart:series>
          <chart:series chart:style-name="ch11" chart:values-cell-range-address="Sheet1.H21:Sheet1.J21" chart:label-cell-address="Sheet1.B21:Sheet1.B21" chart:class="chart:area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ce/Qtt</text:p>
                <draw:g>
                  <svg:desc>Sheet1.H3:Sheet1.J3</svg:desc>
                </draw:g>
              </table:table-cell>
              <table:table-cell office:value-type="string">
                <text:p>Cost/unit if 2built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New 3DS XL Sticks</text:p>
                <draw:g>
                  <svg:desc>Sheet1.B5:Sheet1.B5</svg:desc>
                </draw:g>
              </table:table-cell>
              <table:table-cell office:value-type="float" office:value="7.805">
                <text:p>7.805</text:p>
                <draw:g>
                  <svg:desc>Sheet1.H5:Sheet1.J5</svg:desc>
                </draw:g>
              </table:table-cell>
              <table:table-cell office:value-type="float" office:value="7.805">
                <text:p>7.805</text:p>
              </table:table-cell>
              <table:table-cell office:value-type="float" office:value="15.61">
                <text:p>15.61</text:p>
              </table:table-cell>
            </table:table-row>
            <table:table-row>
              <table:table-cell office:value-type="string">
                <text:p>M1.4</text:p>
                <draw:g>
                  <svg:desc>Sheet1.B6:Sheet1.B6</svg:desc>
                </draw:g>
              </table:table-cell>
              <table:table-cell office:value-type="float" office:value="0.0984">
                <text:p>0.0984</text:p>
                <draw:g>
                  <svg:desc>Sheet1.H6:Sheet1.J6</svg:desc>
                </draw:g>
              </table:table-cell>
              <table:table-cell office:value-type="float" office:value="0.615">
                <text:p>0.6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M2</text:p>
                <draw:g>
                  <svg:desc>Sheet1.B7:Sheet1.B7</svg:desc>
                </draw:g>
              </table:table-cell>
              <table:table-cell office:value-type="float" office:value="0.2034">
                <text:p>0.2034</text:p>
                <draw:g>
                  <svg:desc>Sheet1.H7:Sheet1.J7</svg:desc>
                </draw:g>
              </table:table-cell>
              <table:table-cell office:value-type="float" office:value="0.565">
                <text:p>0.56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M2.5</text:p>
                <draw:g>
                  <svg:desc>Sheet1.B8:Sheet1.B8</svg:desc>
                </draw:g>
              </table:table-cell>
              <table:table-cell office:value-type="float" office:value="0.137">
                <text:p>0.137</text:p>
                <draw:g>
                  <svg:desc>Sheet1.H8:Sheet1.J8</svg:desc>
                </draw:g>
              </table:table-cell>
              <table:table-cell office:value-type="float" office:value="0.685">
                <text:p>0.685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SS-12D00 </text:p>
                <draw:g>
                  <svg:desc>Sheet1.B9:Sheet1.B9</svg:desc>
                </draw:g>
              </table:table-cell>
              <table:table-cell office:value-type="float" office:value="0.176">
                <text:p>0.176</text:p>
                <draw:g>
                  <svg:desc>Sheet1.H9:Sheet1.J9</svg:desc>
                </draw:g>
              </table:table-cell>
              <table:table-cell office:value-type="float" office:value="0.88">
                <text:p>0.88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Buttons</text:p>
                <draw:g>
                  <svg:desc>Sheet1.B10:Sheet1.B10</svg:desc>
                </draw:g>
              </table:table-cell>
              <table:table-cell office:value-type="float" office:value="3.07266666666667">
                <text:p>3.07266666666667</text:p>
                <draw:g>
                  <svg:desc>Sheet1.H10:Sheet1.J10</svg:desc>
                </draw:g>
              </table:table-cell>
              <table:table-cell office:value-type="float" office:value="4.19">
                <text:p>4.19</text:p>
              </table:table-cell>
              <table:table-cell office:value-type="float" office:value="8.38">
                <text:p>8.38</text:p>
              </table:table-cell>
            </table:table-row>
            <table:table-row>
              <table:table-cell office:value-type="string">
                <text:p>SKRWADE030</text:p>
                <draw:g>
                  <svg:desc>Sheet1.B11:Sheet1.B11</svg:desc>
                </draw:g>
              </table:table-cell>
              <table:table-cell office:value-type="float" office:value="0.166">
                <text:p>0.166</text:p>
                <draw:g>
                  <svg:desc>Sheet1.H11:Sheet1.J11</svg:desc>
                </draw:g>
              </table:table-cell>
              <table:table-cell office:value-type="float" office:value="0.415">
                <text:p>0.41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SS49E</text:p>
                <draw:g>
                  <svg:desc>Sheet1.B12:Sheet1.B12</svg:desc>
                </draw:g>
              </table:table-cell>
              <table:table-cell office:value-type="float" office:value="0.156">
                <text:p>0.156</text:p>
                <draw:g>
                  <svg:desc>Sheet1.H12:Sheet1.J12</svg:desc>
                </draw:g>
              </table:table-cell>
              <table:table-cell office:value-type="float" office:value="0.39">
                <text:p>0.39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Magnets</text:p>
                <draw:g>
                  <svg:desc>Sheet1.B13:Sheet1.B13</svg:desc>
                </draw:g>
              </table:table-cell>
              <table:table-cell office:value-type="float" office:value="0.0692">
                <text:p>0.0692</text:p>
                <draw:g>
                  <svg:desc>Sheet1.H13:Sheet1.J13</svg:desc>
                </draw:g>
              </table:table-cell>
              <table:table-cell office:value-type="float" office:value="0.865">
                <text:p>0.865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Springs</text:p>
                <draw:g>
                  <svg:desc>Sheet1.B14:Sheet1.B14</svg:desc>
                </draw:g>
              </table:table-cell>
              <table:table-cell office:value-type="float" office:value="0.308">
                <text:p>0.308</text:p>
                <draw:g>
                  <svg:desc>Sheet1.H14:Sheet1.J14</svg:desc>
                </draw:g>
              </table:table-cell>
              <table:table-cell office:value-type="float" office:value="0.77">
                <text:p>0.77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603030</text:p>
                <draw:g>
                  <svg:desc>Sheet1.B15:Sheet1.B15</svg:desc>
                </draw:g>
              </table:table-cell>
              <table:table-cell office:value-type="float" office:value="4.42">
                <text:p>4.42</text:p>
                <draw:g>
                  <svg:desc>Sheet1.H15:Sheet1.J15</svg:desc>
                </draw:g>
              </table:table-cell>
              <table:table-cell office:value-type="float" office:value="4.42">
                <text:p>4.42</text:p>
              </table:table-cell>
              <table:table-cell office:value-type="float" office:value="8.84">
                <text:p>8.84</text:p>
              </table:table-cell>
            </table:table-row>
            <table:table-row>
              <table:table-cell office:value-type="string">
                <text:p>Resistors</text:p>
                <draw:g>
                  <svg:desc>Sheet1.B16:Sheet1.B16</svg:desc>
                </draw:g>
              </table:table-cell>
              <table:table-cell office:value-type="float" office:value="0.00919148936170213">
                <text:p>0.00919148936170213</text:p>
                <draw:g>
                  <svg:desc>Sheet1.H16:Sheet1.J16</svg:desc>
                </draw:g>
              </table:table-cell>
              <table:table-cell office:value-type="float" office:value="0.54">
                <text:p>0.5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/>
                <draw:g>
                  <svg:desc>Sheet1.B17:Sheet1.B17</svg:desc>
                </draw:g>
              </table:table-cell>
              <table:table-cell office:value-type="float" office:value="0.00497872340425532">
                <text:p>0.00497872340425532</text:p>
                <draw:g>
                  <svg:desc>Sheet1.H17:Sheet1.J17</svg:desc>
                </draw:g>
              </table:table-cell>
              <table:table-cell office:value-type="float" office:value="0.585">
                <text:p>0.5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BAT54C</text:p>
                <draw:g>
                  <svg:desc>Sheet1.B18:Sheet1.B18</svg:desc>
                </draw:g>
              </table:table-cell>
              <table:table-cell office:value-type="float" office:value="0.1048">
                <text:p>0.1048</text:p>
                <draw:g>
                  <svg:desc>Sheet1.H18:Sheet1.J18</svg:desc>
                </draw:g>
              </table:table-cell>
              <table:table-cell office:value-type="float" office:value="0.655">
                <text:p>0.65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Seeed studio</text:p>
                <draw:g>
                  <svg:desc>Sheet1.B19:Sheet1.B19</svg:desc>
                </draw:g>
              </table:table-cell>
              <table:table-cell office:value-type="float" office:value="6.99">
                <text:p>6.99</text:p>
                <draw:g>
                  <svg:desc>Sheet1.H19:Sheet1.J19</svg:desc>
                </draw:g>
              </table:table-cell>
              <table:table-cell office:value-type="float" office:value="6.99">
                <text:p>6.99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100 nF 0805</text:p>
                <draw:g>
                  <svg:desc>Sheet1.B20:Sheet1.B20</svg:desc>
                </draw:g>
              </table:table-cell>
              <table:table-cell office:value-type="float" office:value="0.0118">
                <text:p>0.0118</text:p>
                <draw:g>
                  <svg:desc>Sheet1.H20:Sheet1.J20</svg:desc>
                </draw:g>
              </table:table-cell>
              <table:table-cell office:value-type="float" office:value="0.59">
                <text:p>0.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PCB</text:p>
                <draw:g>
                  <svg:desc>Sheet1.B21:Sheet1.B21</svg:desc>
                </draw:g>
              </table:table-cell>
              <table:table-cell office:value-type="float" office:value="1.34">
                <text:p>1.34</text:p>
                <draw:g>
                  <svg:desc>Sheet1.H21:Sheet1.J21</svg:desc>
                </draw:g>
              </table:table-cell>
              <table:table-cell office:value-type="float" office:value="3.35">
                <text:p>3.35</text:p>
              </table:table-cell>
              <table:table-cell office:value-type="float" office:value="6.7">
                <text:p>6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